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SourceTransportHandler.getTrans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ourceTransportHandler.checkSessionType( SockJs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ourceTransportHandl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ourceStreamingSockJsSession.getPrelude( 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ourceTransportHandler.createSession( String sessionId , WebSocketHandler handler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ourceTransportHandler.getFrameFormat( 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ourceStreamingSockJsSession.EventSourceStreamingSockJsSession( String sessionId , SockJsServiceConfig config , WebSocketHandler wsHandler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